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st" style:family="table" style:master-page-name="">
      <style:table-properties style:width="15.961cm" fo:margin-left="-0.199cm" style:page-number="0" table:align="left" style:writing-mode="lr-tb"/>
    </style:style>
    <style:style style:name="tabDest.A" style:family="table-column">
      <style:table-column-properties style:column-width="7.872cm"/>
    </style:style>
    <style:style style:name="tabDest.B" style:family="table-column">
      <style:table-column-properties style:column-width="8.089cm"/>
    </style:style>
    <style:style style:name="tabDest.1" style:family="table-row">
      <style:table-row-properties style:keep-together="true" fo:keep-together="auto"/>
    </style:style>
    <style:style style:name="tabDest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Dest.B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Dest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Dest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size="12pt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2cm"/>
          <style:tab-stop style:position="2.499cm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keep-with-next="always" style:snap-to-layout-grid="false"/>
      <style:text-properties fo:color="#cc9900" style:font-name="Arial" fo:font-size="12pt" style:text-underline-style="solid" style:text-underline-width="auto" style:text-underline-color="font-color" style:font-size-asian="12pt" style:font-name-complex="Tahoma1" style:font-size-complex="12pt"/>
    </style:style>
    <style:style style:name="P6" style:family="paragraph" style:parent-style-name="Standard">
      <style:paragraph-properties fo:line-height="150%" fo:keep-with-next="always" style:snap-to-layout-grid="false"/>
      <style:text-properties fo:color="#000000" style:font-name="Arial" fo:font-size="12pt" style:text-underline-style="none" style:font-size-asian="12pt" style:font-name-complex="Tahoma1" style:font-size-complex="12pt"/>
    </style:style>
    <style:style style:name="P7" style:family="paragraph" style:parent-style-name="Standard">
      <style:paragraph-properties fo:margin-left="0.131cm" fo:margin-right="0cm" fo:text-indent="0cm" style:auto-text-indent="false" style:snap-to-layout-grid="false"/>
      <style:text-properties style:font-name="Arial" fo:font-size="12pt" style:font-size-asian="12pt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 fo:font-size="12pt" fo:letter-spacing="-0.007cm" fo:font-weight="bold" style:font-size-asian="12pt" style:font-weight-asian="bold"/>
    </style:style>
    <style:style style:name="P9" style:family="paragraph" style:parent-style-name="Text_20_body">
      <style:paragraph-properties fo:line-height="150%" fo:hyphenation-ladder-count="no-limit">
        <style:tab-stops>
          <style:tab-stop style:position="1.923cm"/>
          <style:tab-stop style:position="14cm" style:type="center"/>
        </style:tab-stops>
      </style:paragraph-properties>
      <style:text-properties style:font-name="Arial" fo:hyphenate="false" fo:hyphenation-remain-char-count="2" fo:hyphenation-push-char-count="2"/>
    </style:style>
    <style:style style:name="P10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11" style:family="paragraph" style:parent-style-name="Header">
      <style:paragraph-properties fo:line-height="150%" fo:hyphenation-ladder-count="no-limit">
        <style:tab-stops>
          <style:tab-stop style:position="1.923cm"/>
          <style:tab-stop style:position="2.499cm"/>
        </style:tab-stops>
      </style:paragraph-properties>
      <style:text-properties style:font-name="Arial" fo:hyphenate="false" fo:hyphenation-remain-char-count="2" fo:hyphenation-push-char-count="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800000" fo:font-size="12pt" style:font-size-asian="12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Courier New" style:font-weight-asian="bold" style:font-name-complex="Courier New"/>
    </style:style>
    <style:style style:name="T11" style:family="text">
      <style:text-properties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%#include </text:span><text:span text:style-name="T10">enTetesDecisionRFM</text:span><text:span text:style-name="T9">#%</text:span></text:p>
      <text:p text:style-name="P2"/>
      <table:table table:name="tabDest" table:style-name="tabDest">
        <table:table-column table:style-name="tabDest.A"/>
        <table:table-column table:style-name="tabDest.B"/>
        <table:table-row table:style-name="tabDest.1">
          <table:table-cell table:style-name="tabDest.A1" office:value-type="string">
            <text:p text:style-name="P5">%=DESTINATAIRE=%</text:p>
          </table:table-cell>
          <table:table-cell table:style-name="tabDest.B1" office:value-type="string">
            <text:p text:style-name="P7">%=CENTREMEDICOSOCIAL=%</text:p>
          </table:table-cell>
        </table:table-row>
        <table:table-row table:style-name="tabDest.1">
          <table:table-cell table:style-name="tabDest.A2" office:value-type="string">
            <text:p text:style-name="P6"><text:span text:style-name="T11">%{ligne}%</text:span>%=ADRESSE_DESTINATAIRE=%</text:p>
          </table:table-cell>
          <table:table-cell table:style-name="tabDest.B2" office:value-type="string">
            <text:p text:style-name="P7"/>
          </table:table-cell>
        </table:table-row>
      </table:table>
      <text:p text:style-name="P2"/>
      <text:p text:style-name="P2"/>
      <text:p text:style-name="P8">%=OBJET=%</text:p>
      <text:p text:style-name="P2"/>
      <text:p text:style-name="P2"/>
      <text:p text:style-name="P2">%=TITRE=%</text:p>
      <text:p text:style-name="P2"/>
      <text:p text:style-name="P2">%=PARAGRAPHE1=%</text:p>
      <text:p text:style-name="P2"/>
      <text:p text:style-name="P2">%=PARAGRAPHE2=%</text:p>
      <text:p text:style-name="P2"/>
      <text:p text:style-name="P2">%=PARAGRAPHE31=% %=PARAGRAPHE32=% %=PARAGRAPHE33=% %=PARAGRAPHE34=%</text:p>
      <text:p text:style-name="P2"/>
      <text:p text:style-name="P3">%=SALUTATIONS=%</text:p>
      <text:p text:style-name="P2"/>
      <text:p text:style-name="P2"/>
      <text:p text:style-name="P10"><text:span text:style-name="T3"><text:tab/></text:span><text:span text:style-name="T7">%#</text:span><text:span text:style-name="T8">include <text:s/>signatureRFM</text:span><text:span text:style-name="T7">#%</text:span></text:p>
      <text:p text:style-name="P4"/>
      <text:p text:style-name="P4"/>
      <text:p text:style-name="P11"><text:span text:style-name="T2">%=ANNEXE=%</text:span><text:span text:style-name="T1"> :<text:tab/>%=MENTIONNE=%</text:span></text:p>
      <text:p text:style-name="P9"><text:span text:style-name="T2">%=COPIE=%</text:span><text:span text:style-name="T1"> 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2:28</dc:date>
    <meta:print-date>2009-04-27T16:04:00</meta:print-date>
    <meta:editing-cycles>13</meta:editing-cycles>
    <meta:editing-duration>P1DT0H15M1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524484563</meta:user-defined>
    <meta:document-statistic meta:table-count="1" meta:image-count="0" meta:object-count="0" meta:page-count="1" meta:paragraph-count="13" meta:word-count="23" meta:character-count="307"/>
  </office:meta>
</office:document-meta>
</file>